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fo:line-height="115%"/>
      <style:text-properties style:font-name="Arial" fo:font-size="18.0pt" fo:color="#000000"/>
    </style:style>
    <style:style style:name="P2" style:family="paragraph" style:parent-style-name="Standard">
      <style:paragraph-properties fo:text-align="center" fo:line-height="115%"/>
      <style:text-properties style:font-name="Arial" fo:font-size="18.0pt" fo:color="#222222" fo:background-color="#ffffff"/>
    </style:style>
    <style:style style:name="P3" style:family="paragraph" style:parent-style-name="Standard">
      <style:paragraph-properties fo:line-height="115%"/>
      <style:text-properties style:font-name="Arial" fo:font-size="18.0pt" fo:color="#000000"/>
    </style:style>
    <style:style style:name="P4" style:family="paragraph" style:parent-style-name="Standard">
      <style:paragraph-properties fo:line-height="115%"/>
      <style:text-properties style:font-name="Arial" fo:font-size="18.0pt" fo:color="#222222" fo:background-color="#ffffff"/>
    </style:style>
    <style:style style:name="P5" style:family="paragraph" style:parent-style-name="Standard">
      <style:paragraph-properties fo:line-height="115%"/>
      <style:text-properties style:font-name="Arial" fo:font-size="18.0pt" fo:color="#1155cc" fo:background-color="#ffffff"/>
    </style:style>
    <style:style style:name="P6" style:family="paragraph" style:parent-style-name="Standard">
      <style:paragraph-properties fo:text-align="center" fo:line-height="115%"/>
      <style:text-properties style:font-name="Arial" fo:font-size="18.0pt" fo:color="#6aa84f" fo:background-color="#ffffff"/>
    </style:style>
    <style:style style:name="P7" style:family="paragraph" style:parent-style-name="Standard">
      <style:paragraph-properties fo:text-align="center" fo:line-height="115%"/>
      <style:text-properties style:font-name="Arial" fo:font-size="18.0pt" fo:color="#1155cc" fo:background-color="#ffffff"/>
    </style:style>
    <style:style style:name="P8"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8.0pt" fo:color="#222222" fo:background-color="#ffffff"/>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style:style>
    <style:style style:name="T3" style:family="text">
      <style:text-properties fo:font-style="italic" fo:font-style-asian="italic" fo:font-style-complex="italic" style:text-underline-style="solid" fo:color="#1155cc"/>
    </style:style>
    <style:style style:name="T4" style:family="text">
      <style:text-properties fo:font-style="italic" fo:font-style-asian="italic" fo:font-style-complex="italic" fo:font-weight="bold" fo:font-weight-asian="bold" fo:font-weight-complex="bold"/>
    </style:style>
    <style:style style:name="T5" style:family="text">
      <style:text-properties fo:font-style="italic" fo:font-style-asian="italic" fo:font-style-complex="italic" style:text-underline-style="solid"/>
    </style:style>
    <style:style style:name="T6" style:family="text">
      <style:text-properties style:text-underline-style="solid"/>
    </style:style>
    <style:style style:name="T7" style:family="text">
      <style:text-properties fo:font-weight="bold" fo:font-weight-asian="bold" fo:font-weight-complex="bold"/>
    </style:style>
    <style:style style:name="T8" style:family="text">
      <style:text-properties fo:font-style="italic" fo:font-style-asian="italic" fo:font-style-complex="italic" fo:color="#222222"/>
    </style:style>
    <style:style style:name="T9" style:family="text">
      <style:text-properties style:text-underline-style="solid" fo:color="#1155cc"/>
    </style:style>
    <style:style style:name="T10" style:family="text">
      <style:text-properties fo:color="#222222"/>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
      <text:p text:style-name="P2"><text:span text:style-name="T1">WalkinDead App</text:span><text:s/></text:p>
      <text:p text:style-name="P1"/>
      <text:p text:style-name="P1">source.gif</text:p>
      <text:p text:style-name="P3"/>
      <text:p text:style-name="P3"/>
      <text:p text:style-name="P4"><text:span text:style-name="T2">Nb: (exercice inspiré d'un autre exercice en AngularJs dure Game of Throne </text:span><text:a xlink:type="simple" xlink:href="https://github.com/Symfomany/angu"><text:span text:style-name="T3">https://github.com/Symfomany/angu</text:span></text:a><text:span text:style-name="T2">)</text:span></text:p>
      <text:p text:style-name="P3"/>
      <text:p text:style-name="P3"/>
      <text:p text:style-name="P3"/>
      <text:p text:style-name="P4"><text:span text:style-name="T2">Temps disponible:</text:span></text:p>
      <text:p text:style-name="P3"/>
      <text:p text:style-name="P4"><text:span text:style-name="T4">4-5 Jours</text:span></text:p>
      <text:p text:style-name="P3"/>
      <text:p text:style-name="P3"/>
      <text:p text:style-name="P4"><text:span text:style-name="T2">Magasins d’aides</text:span></text:p>
      <text:p text:style-name="P3"/>
      <text:p text:style-name="P3"/>
      <text:p text:style-name="P5"><text:a xlink:type="simple" xlink:href="https://jsfiddle.net/dakra/U3pVM/"><text:span text:style-name="T5">https://jsfiddle.net/dakra/U3pVM/</text:span></text:a></text:p>
      <text:p text:style-name="P5"><text:a xlink:type="simple" xlink:href="https://github.com/a8m/angular-filter"><text:span text:style-name="T5">https://github.com/a8m/angular-filter</text:span></text:a></text:p>
      <text:p text:style-name="P5"><text:a xlink:type="simple" xlink:href="http://www.frangular.com/2013/01/angularjs-scopes-et-evenements.html"><text:span text:style-name="T5">http://www.frangular.com/2013/01/angularjs-scopes-et-evenements.html</text:span></text:a></text:p>
      <text:p text:style-name="P5"><text:a xlink:type="simple" xlink:href="http://www.tutoriel-angularjs.fr/tutoriel/2-utilisation-complete-d-angularjs/2-les-filtres"><text:span text:style-name="T5">http://www.tutoriel-angularjs.fr/tutoriel/2-utilisation-complete-d-angularjs/2-les-filtres</text:span></text:a></text:p>
      <text:p text:style-name="P5"><text:a xlink:type="simple" xlink:href="http://www.lesbasesdangularjs.fr/factory"><text:span text:style-name="T5">http://www.lesbasesdangularjs.fr/factory</text:span></text:a></text:p>
      <text:p text:style-name="P5"><text:a xlink:type="simple" xlink:href="http://www.w3schools.com/angular/angular_http.asp"><text:span text:style-name="T6">http://www.w3schools.com/angular/angular_http.asp</text:span></text:a></text:p>
      <text:p text:style-name="P5"><text:a xlink:type="simple" xlink:href="http://www.w3schools.com/angular/angular_http.asp"><text:span text:style-name="T5">http://www.w3schools.com/angular/angular_http.asp</text:span></text:a></text:p>
      <text:p text:style-name="P5"><text:a xlink:type="simple" xlink:href="http://www.w3schools.com/angular/angular_animations.asp"><text:span text:style-name="T5">http://www.w3schools.com/angular/angular_animations.asp</text:span></text:a></text:p>
      <text:p text:style-name="P5"><text:a xlink:type="simple" xlink:href="http://www.w3schools.com/angular/angular_services.asp"><text:span text:style-name="T5">http://www.w3schools.com/angular/angular_services.asp</text:span></text:a></text:p>
      <text:p text:style-name="P5"><text:a xlink:type="simple" xlink:href="http://www.alsacreations.com/article/lire/1675-json-stockage-leger-pratique-donnees-multitypes.html"><text:span text:style-name="T5">http://www.alsacreations.com/article/lire/1675-json-stockage-leger-pratique-donnees-multitypes.html</text:span></text:a></text:p>
      <text:p text:style-name="P5"><text:a xlink:type="simple" xlink:href="https://github.com/Symfomany/angu/blob/master/datas/got.json"><text:span text:style-name="T5">https://github.com/Symfomany/angu/blob/master/datas/got.json</text:span></text:a></text:p>
      <text:p text:style-name="P3"/>
      <text:p text:style-name="P5"><text:a xlink:type="simple" xlink:href="https://docs.angularjs.org/api/ngMock/service/$log"><text:span text:style-name="T5">https://docs.angularjs.org/api/ngMock/service/$log</text:span></text:a></text:p>
      <text:p text:style-name="P5"><text:a xlink:type="simple" xlink:href="http://www.lesbasesdangularjs.fr/directive"><text:span text:style-name="T5">http://www.lesbasesdangularjs.fr/directive</text:span></text:a></text:p>
      <text:p text:style-name="P5"><text:a xlink:type="simple" xlink:href="https://openclassrooms.com/courses/developpez-vos-applications-web-avec-angularjs/les-directives-3"><text:span text:style-name="T5">https://openclassrooms.com/courses/developpez-vos-applications-web-avec-angularjs/les-directives-3</text:span></text:a></text:p>
      <text:p text:style-name="P5"><text:a xlink:type="simple" xlink:href="http://materializecss.com/dialogs.html"><text:span text:style-name="T5">http://materializecss.com/dialogs.html</text:span></text:a></text:p>
      <text:p text:style-name="P5"><text:a xlink:type="simple" xlink:href="http://www.w3schools.com/angular/angular_validation.asp"><text:span text:style-name="T5">http://www.w3schools.com/angular/angular_validation.asp</text:span></text:a></text:p>
      <text:p text:style-name="P5"><text:a xlink:type="simple" xlink:href="http://www.softfluent.fr/blog/expertise/2014/07/15/Creation-dun-formulaire-dinscription-avec-Angularjs-et-Bootstrap"><text:span text:style-name="T5">http://www.softfluent.fr/blog/expertise/2014/07/15/Creation-dun-formulaire-dinscription-avec-Angularjs-et-Bootstrap</text:span></text:a></text:p>
      <text:p text:style-name="P5"><text:a xlink:type="simple" xlink:href="https://openclassrooms.com/courses/validation-de-formulaire-simplifiee-avec-angularjs"><text:span text:style-name="T5">https://openclassrooms.com/courses/validation-de-formulaire-simplifiee-avec-angularjs</text:span></text:a></text:p>
      <text:p text:style-name="P5"><text:a xlink:type="simple" xlink:href="http://sametmax.com/service-factory-et-provider-dans-angularjs/"><text:span text:style-name="T5">http://sametmax.com/service-factory-et-provider-dans-angularjs/</text:span></text:a></text:p>
      <text:p text:style-name="P5"><text:a xlink:type="simple" xlink:href="https://github.com/klederson/angular-masonry-directive"><text:span text:style-name="T6">https://github.com/klederson/angular-masonry-directive</text:span></text:a></text:p>
      <text:p text:style-name="P5"><text:a xlink:type="simple" xlink:href="http://www.tutoriel-angularjs.fr/tutoriel/2-utilisation-complete-d-angularjs/1-le-routage"><text:span text:style-name="T6">http://www.tutoriel-angularjs.fr/tutoriel/2-utilisation-complete-d-angularjs/1-le-routage</text:span></text:a></text:p>
      <text:p text:style-name="P5"><text:a xlink:type="simple" xlink:href="https://openclassrooms.com/courses/developpez-vos-applications-web-avec-angularjs/la-gestion-des-routes"><text:span text:style-name="T6">https://openclassrooms.com/courses/developpez-vos-applications-web-avec-angularjs/la-gestion-des-routes</text:span></text:a></text:p>
      <text:p text:style-name="P5"><text:a xlink:type="simple" xlink:href="https://developers.google.com/maps/documentation/javascript/tutorial?hl=FR"><text:span text:style-name="T6">https://developers.google.com/maps/documentation/javascript/tutorial?hl=FR</text:span></text:a></text:p>
      <text:p text:style-name="P3"/>
      <text:p text:style-name="P5"><text:a xlink:type="simple" xlink:href="https://openclassrooms.com/courses/google-maps-javascript-api-v3"><text:span text:style-name="T6">https://openclassrooms.com/courses/google-maps-javascript-api-v3</text:span></text:a></text:p>
      <text:p text:style-name="P3"/>
      <text:p text:style-name="P3"/>
      <text:p text:style-name="P3"/>
      <text:p text:style-name="P3"/>
      <text:p text:style-name="P3"/>
      <text:p text:style-name="P3"/>
      <text:p text:style-name="P6"><text:span text:style-name="T2">NB: Pour cette exercice et pour les plus à l’aise, vous pouvez vous inspirer de mon architecture sur mon projet pédagogique </text:span><text:span text:style-name="T4">Meteo</text:span><text:span text:style-name="T2"><text:s/>qui hiérarchise par composants au niveau dossiers (docciers dans app/) et qui respecte </text:span><text:a xlink:type="simple" xlink:href="https://github.com/johnpapa/angular-styleguide/blob/master/a1/README.md"><text:span text:style-name="T5">le StyleGuide de John Papa</text:span></text:a><text:span text:style-name="T2"><text:s/>(Bonne Pratique d’Experience d’App)</text:span></text:p>
      <text:p text:style-name="P7"><text:a xlink:type="simple" xlink:href="https://github.com/Symfomany/ngseed"><text:span text:style-name="T5">https://github.com/Symfomany/ngseed</text:span></text:a></text:p>
      <text:p text:style-name="P3"/>
      <text:p text:style-name="P2"><text:span text:style-name="T7">Etape 0: Mise en place de l'environnement de notre App</text:span></text:p>
      <text:p text:style-name="P3"/>
      <text:list text:style-name="L1">
        <text:list-item>
          <text:p text:style-name="P8">Créer une configuration Gulp &amp;&amp; Bower &amp;&amp; SASS avec <text:span text:style-name="T7">Materializecss, Material Icons et Material-Design. </text:span>Le projet<text:span text:style-name="T7"><text:s/></text:span>où vous pouvez reprendre qqs feuilles .sass précédentes </text:p>
        </text:list-item>
      </text:list>
      <text:p text:style-name="P3"/>
      <text:p text:style-name="P2"><text:s text:c="6"/></text:p>
      <text:p text:style-name="P4"><text:s text:c="5"/>2. Créer un <text:span text:style-name="T7">Repository sur Github </text:span>avec son .gitignore pour bower_components et node_modules et le dossier /dit de Gulp. Créer un ReadMe.md pour décrire sommairement votre app et un changelog.md où vous reporterez vos changements à chaque push.</text:p>
      <text:p text:style-name="P3"/>
      <text:p text:style-name="P3"/>
      <text:p text:style-name="P3"/>
      <text:p text:style-name="P2"><text:span text:style-name="T7">Etape 1: Création d’application</text:span></text:p>
      <text:p text:style-name="P3"/>
      <text:list text:style-name="L1">
        <text:list-item>
          <text:p text:style-name="P8">Créer un fichier .json dans un dossiers datas</text:p>
        </text:list-item>
        <text:list-item>
          <text:p text:style-name="P8">Ce fichier json comporte un tableaux d'objet (collections) avec 6 personnages de Walking Dead, comportant les champs suivants:</text:p>
        </text:list-item>
      </text:list>
      <text:p text:style-name="P4"><text:span text:style-name="T2">+ Id (nombre incrémenté)</text:span></text:p>
      <text:p text:style-name="P4"><text:span text:style-name="T2">+ Pseudo</text:span></text:p>
      <text:p text:style-name="P4"><text:span text:style-name="T2">+ Sexe</text:span></text:p>
      <text:p text:style-name="P4"><text:span text:style-name="T2">+ Photo</text:span></text:p>
      <text:p text:style-name="P4"><text:span text:style-name="T2">+ Activité</text:span></text:p>
      <text:p text:style-name="P4"><text:span text:style-name="T2">+ Date de naissance</text:span></text:p>
      <text:p text:style-name="P4"><text:span text:style-name="T2">+ Coordonnées: objet avec longitude et latitude</text:span></text:p>
      <text:p text:style-name="P4"><text:span text:style-name="T2">+ Pays</text:span></text:p>
      <text:p text:style-name="P4"><text:span text:style-name="T2">+ Résumé</text:span></text:p>
      <text:p text:style-name="P4"><text:span text:style-name="T2">+ Saison (tableaux)</text:span></text:p>
      <text:p text:style-name="P3"/>
      <text:p text:style-name="P5"><text:span text:style-name="T8">Exemple: </text:span><text:a xlink:type="simple" xlink:href="https://github.com/Symfomany/angu/blob/master/datas/got.json"><text:span text:style-name="T5">https://github.com/Symfomany/angu/blob/master/datas/got.json</text:span></text:a></text:p>
      <text:p text:style-name="P3"/>
      <text:p text:style-name="P3"/>
      <text:p text:style-name="P4">3. Charger le fichier json avec l'objet $http (voir doc et codepen,jsbin...) pour récupérer le résultat sous forme de collection d’objet qui sera notre $scope.users</text:p>
      <text:p text:style-name="P3"/>
      <text:p text:style-name="P4">4. Utiliser le service $log de Angular pour notifier en log quand nos données seront chargées depuis le fichier JSON</text:p>
      <text:p text:style-name="P3"/>
      <text:p text:style-name="P4">5. Permettre de supprimer un personnage de la liste et créer un Toast de Materializecss quand c’est supprimé (<text:a xlink:type="simple" xlink:href="http://materializecss.com/dialogs.html"><text:span text:style-name="T9">http://materializecss.com/dialogs.html</text:span></text:a>)</text:p>
      <text:p text:style-name="P3"/>
      <text:p text:style-name="P4">6. Créer un formulaire permettant d’ajouter un personnage avec validation des champs formulaire. Afficher les message d’erreurs en dessous des champs et verrouiller le bouton de submit tant qu’il y a des erreurs dans le formulaire</text:p>
      <text:p text:style-name="P3"/>
      <text:p text:style-name="P4">7. Afficher 2 boutons radios qui filtre que les sexe masculin ou féminin. Le filtre sera créé en AngularJS</text:p>
      <text:p text:style-name="P3"/>
      <text:p text:style-name="P4">8. Créer un champs au dessus de la liste permettant de filtrer de manière instantanée les personnage selon le mot que l’on tape dedans.</text:p>
      <text:p text:style-name="P3"/>
      <text:p text:style-name="P4">9 Créer un filtre qui ajoute une classe animate shake et une icon “birthday” si un des personnages est née le même mois que celui courant.</text:p>
      <text:p text:style-name="P3"/>
      <text:p text:style-name="P4">10. Avec Animate.css et Angular-animate, ajouter une animation quand on supprime un personnage</text:p>
      <text:p text:style-name="P5"><text:a xlink:type="simple" xlink:href="https://divshot.com/blog/tips-and-tricks/angular-1-2-and-animate-css/"><text:span text:style-name="T6">https://divshot.com/blog/tips-and-tricks/angular-1-2-and-animate-css/</text:span></text:a></text:p>
      <text:p text:style-name="P3"/>
      <text:p text:style-name="P4">11. Créer un range slider et un filtre pour filtrer par âge. Le range slider sera une Directive que vous créer (voir comment créer une directive) qui affiche un range slider et l’age du range slider</text:p>
      <text:p text:style-name="P3"/>
      <text:p text:style-name="P3"/>
      <text:p text:style-name="P4">11 Bis: Créer une DIrective permettant d’afficher mes utilisateurs selon leurs coordonées GPS sous une carte avec Google Map. Faites le sans Directive puis après avec Directives.</text:p>
      <text:p text:style-name="P3"/>
      <text:p text:style-name="P5"><text:a xlink:type="simple" xlink:href="https://developers.google.com/maps/documentation/javascript/tutorial?hl=FR"><text:span text:style-name="T6">https://developers.google.com/maps/documentation/javascript/tutorial?hl=FR</text:span></text:a></text:p>
      <text:p text:style-name="P3"/>
      <text:p text:style-name="P5"><text:span text:style-name="T10">12. Ajouter Masonry Directive pour les Cards (</text:span><text:a xlink:type="simple" xlink:href="https://github.com/klederson/angular-masonry-directive"><text:span text:style-name="T6">https://github.com/klederson/angular-masonry-directive</text:span></text:a><text:span text:style-name="T10">)</text:span></text:p>
      <text:p text:style-name="P3"/>
      <text:p text:style-name="P3">13. Ajouter <text:s/>un bouton “voir la bio du personnage” nous amène sur une nouvelle page pour voir le détail du personnage. Son ID sera envoyé et récupéré depuis URL, une nouvelle route et un nouveau Contrôleur sera créé . <text:span text:style-name="T2">Voir comment créer des routes…</text:span></text:p>
      <text:p text:style-name="P3"/>
      <text:p text:style-name="P3"><text:span text:style-name="T2">Bonus: Créer une Factory (BOnne pratique de factorisation) pour isoler le chargement en $http des personnage et voir comment le “resolve“ depuis le routing qui injecteras le service dans le Controlleur (bonne pratique). La factory permettra de retrouver un utilisateur selon son ID et sera utilisé donc par le second Controlleur.</text:span></text:p>
      <text:p text:style-name="P3"/>
      <text:p text:style-name="P3"/>
      <text:p text:style-name="P3"><text:span text:style-name="T2">Bonus Ultime:</text:span></text:p>
      <text:p text:style-name="P5"><text:span text:style-name="T10">Utiliser le module npm JSON-SERVER (</text:span><text:a xlink:type="simple" xlink:href="https://github.com/typicode/json-server"><text:span text:style-name="T6">https://github.com/typicode/json-server</text:span></text:a><text:span text:style-name="T10">)</text:span></text:p>
      <text:p text:style-name="P4">Pour permettre de modifier notre fichier json <text:s/>de données lors de la création ou suppression de personna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